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913" officeooo:paragraph-rsid="001a4913"/>
    </style:style>
    <style:style style:name="P2" style:family="paragraph" style:parent-style-name="Standard">
      <style:text-properties officeooo:rsid="001a560e" officeooo:paragraph-rsid="001a560e"/>
    </style:style>
    <style:style style:name="P3" style:family="paragraph" style:parent-style-name="Standard">
      <style:text-properties officeooo:paragraph-rsid="001bc9f2"/>
    </style:style>
    <style:style style:name="P4" style:family="paragraph" style:parent-style-name="Standard">
      <style:text-properties officeooo:rsid="001dcfd7" officeooo:paragraph-rsid="001dcfd7"/>
    </style:style>
    <style:style style:name="P5" style:family="paragraph" style:parent-style-name="Standard">
      <style:text-properties style:font-name="Liberation Serif" fo:font-size="12pt" fo:font-weight="bold" officeooo:paragraph-rsid="001e6ef7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1e6ef7"/>
    </style:style>
    <style:style style:name="P7" style:family="paragraph" style:parent-style-name="Standard">
      <style:text-properties officeooo:rsid="001e6ef7" officeooo:paragraph-rsid="001e6ef7"/>
    </style:style>
    <style:style style:name="P8" style:family="paragraph" style:parent-style-name="Standard">
      <style:text-properties style:font-name="Liberation Sans" fo:font-size="12pt" fo:font-weight="bold" officeooo:paragraph-rsid="001e6ef7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ans" fo:font-size="12pt" fo:font-weight="bold" officeooo:paragraph-rsid="003f18d7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ans" fo:font-size="12pt" style:text-underline-style="none" fo:font-weight="bold" officeooo:rsid="003e7ae3" officeooo:paragraph-rsid="003e7ae3" style:font-size-asian="12pt" style:font-weight-asian="bold" style:font-size-complex="12pt" style:font-weight-complex="bold"/>
    </style:style>
    <style:style style:name="P11" style:family="paragraph" style:parent-style-name="Standard">
      <style:text-properties fo:font-weight="bold" officeooo:rsid="001e6ef7" officeooo:paragraph-rsid="001e6ef7" style:font-weight-asian="bold" style:font-weight-complex="bold"/>
    </style:style>
    <style:style style:name="P12" style:family="paragraph" style:parent-style-name="Standard">
      <style:text-properties officeooo:rsid="0030763a" officeooo:paragraph-rsid="0030763a"/>
    </style:style>
    <style:style style:name="P13" style:family="paragraph" style:parent-style-name="Standard">
      <style:text-properties officeooo:rsid="003be3fc" officeooo:paragraph-rsid="003be3fc"/>
    </style:style>
    <style:style style:name="P14" style:family="paragraph" style:parent-style-name="Standard">
      <style:text-properties officeooo:rsid="003be3fc" officeooo:paragraph-rsid="003e0233"/>
    </style:style>
    <style:style style:name="P15" style:family="paragraph" style:parent-style-name="Standard">
      <style:text-properties style:text-underline-style="none" officeooo:rsid="003be3fc" officeooo:paragraph-rsid="003be3fc"/>
    </style:style>
    <style:style style:name="P16" style:family="paragraph" style:parent-style-name="Standard">
      <style:text-properties style:text-underline-style="none" officeooo:rsid="003be3fc" officeooo:paragraph-rsid="003e0233"/>
    </style:style>
    <style:style style:name="P17" style:family="paragraph" style:parent-style-name="Standard">
      <style:text-properties officeooo:paragraph-rsid="003cd500"/>
    </style:style>
    <style:style style:name="P18" style:family="paragraph" style:parent-style-name="Standard">
      <style:text-properties officeooo:rsid="003cd500" officeooo:paragraph-rsid="003cd500"/>
    </style:style>
    <style:style style:name="P19" style:family="paragraph" style:parent-style-name="Standard">
      <style:text-properties officeooo:rsid="003da76a" officeooo:paragraph-rsid="003da76a"/>
    </style:style>
    <style:style style:name="P20" style:family="paragraph" style:parent-style-name="Standard">
      <style:text-properties officeooo:paragraph-rsid="003e7ae3"/>
    </style:style>
    <style:style style:name="P21" style:family="paragraph" style:parent-style-name="Standard">
      <style:text-properties officeooo:paragraph-rsid="003f18d7"/>
    </style:style>
    <style:style style:name="P22" style:family="paragraph" style:parent-style-name="Standard">
      <style:text-properties officeooo:paragraph-rsid="0040d812"/>
    </style:style>
    <style:style style:name="P23" style:family="paragraph" style:parent-style-name="Standard">
      <style:text-properties officeooo:rsid="0040d812" officeooo:paragraph-rsid="0040d812"/>
    </style:style>
    <style:style style:name="P24" style:family="paragraph" style:parent-style-name="Standard">
      <style:text-properties officeooo:rsid="0040d812" officeooo:paragraph-rsid="0042aa09"/>
    </style:style>
    <style:style style:name="P25" style:family="paragraph" style:parent-style-name="Standard">
      <style:text-properties officeooo:rsid="0042aa09" officeooo:paragraph-rsid="0042aa09"/>
    </style:style>
    <style:style style:name="P26" style:family="paragraph" style:parent-style-name="Standard">
      <style:text-properties officeooo:paragraph-rsid="0042aa09"/>
    </style:style>
    <style:style style:name="P27" style:family="paragraph" style:parent-style-name="Standard">
      <style:text-properties officeooo:rsid="0046a10a" officeooo:paragraph-rsid="0046a10a"/>
    </style:style>
    <style:style style:name="P28" style:family="paragraph" style:parent-style-name="Standard">
      <style:text-properties officeooo:rsid="004a6d59" officeooo:paragraph-rsid="004a6d5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bc9f2"/>
    </style:style>
    <style:style style:name="T4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6a8759" style:font-name="Liberation Sans" fo:font-size="12pt" fo:font-style="normal" fo:font-weight="bold" style:font-size-asian="12pt" style:font-style-asian="normal" style:font-weight-asian="bold" style:font-size-complex="12pt" style:font-weight-complex="bold"/>
    </style:style>
    <style:style style:name="T6" style:family="text">
      <style:text-properties fo:color="#6a8759" style:font-name="Liberation Sans" fo:font-size="12pt" fo:font-style="normal" fo:font-weight="bold" officeooo:rsid="001dcfd7" style:font-size-asian="12pt" style:font-style-asian="normal" style:font-weight-asian="bold" style:font-size-complex="12pt" style:font-weight-complex="bold"/>
    </style:style>
    <style:style style:name="T7" style:family="text">
      <style:text-properties fo:color="#6a8759" fo:font-style="normal" officeooo:rsid="001e6ef7" style:font-style-asian="normal"/>
    </style:style>
    <style:style style:name="T8" style:family="text">
      <style:text-properties fo:color="#6a8759" fo:font-style="normal" style:font-style-asian="normal"/>
    </style:style>
    <style:style style:name="T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c8ce" style:font-weight-asian="bold" style:font-weight-complex="bold"/>
    </style:style>
    <style:style style:name="T12" style:family="text">
      <style:text-properties fo:font-weight="bold" officeooo:rsid="003cd500" style:font-weight-asian="bold" style:font-weight-complex="bold"/>
    </style:style>
    <style:style style:name="T13" style:family="text">
      <style:text-properties fo:font-weight="bold" officeooo:rsid="003e7ae3" style:font-weight-asian="bold" style:font-weight-complex="bold"/>
    </style:style>
    <style:style style:name="T14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cc7832" style:font-name="DejaVu Sans Mono" fo:font-size="9pt" fo:font-style="normal" style:font-size-asian="9pt" style:font-style-asian="normal"/>
    </style:style>
    <style:style style:name="T16" style:family="text">
      <style:text-properties fo:color="#cc7832" fo:font-style="normal" style:font-style-asian="normal"/>
    </style:style>
    <style:style style:name="T17" style:family="text">
      <style:text-properties fo:color="#cc7832" fo:font-style="normal" officeooo:rsid="001e6ef7" style:font-style-asian="normal"/>
    </style:style>
    <style:style style:name="T18" style:family="text">
      <style:text-properties fo:color="#cc7832" style:font-name="Liberation Sans" fo:font-size="12pt" fo:font-style="normal" fo:font-weight="bold" style:font-size-asian="12pt" style:font-style-asian="normal" style:font-weight-asian="bold" style:font-size-complex="12pt" style:font-weight-complex="bold"/>
    </style:style>
    <style:style style:name="T19" style:family="text">
      <style:text-properties officeooo:rsid="0025c8ce"/>
    </style:style>
    <style:style style:name="T20" style:family="text">
      <style:text-properties officeooo:rsid="0027afe5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officeooo:rsid="003cd500" style:font-weight-asian="bold" style:font-weight-complex="bold"/>
    </style:style>
    <style:style style:name="T23" style:family="text">
      <style:text-properties style:text-underline-style="none" fo:font-weight="bold" officeooo:rsid="003da76a" style:font-weight-asian="bold" style:font-weight-complex="bold"/>
    </style:style>
    <style:style style:name="T24" style:family="text">
      <style:text-properties style:text-underline-style="none" fo:font-weight="bold" officeooo:rsid="003e7ae3" style:font-weight-asian="bold" style:font-weight-complex="bold"/>
    </style:style>
    <style:style style:name="T25" style:family="text">
      <style:text-properties style:text-underline-style="none" fo:font-weight="bold" officeooo:rsid="003f18d7" style:font-weight-asian="bold" style:font-weight-complex="bold"/>
    </style:style>
    <style:style style:name="T26" style:family="text">
      <style:text-properties style:text-underline-style="none" fo:font-weight="bold" officeooo:rsid="0040d812" style:font-weight-asian="bold" style:font-weight-complex="bold"/>
    </style:style>
    <style:style style:name="T27" style:family="text">
      <style:text-properties style:text-underline-style="none" fo:font-weight="bold" officeooo:rsid="0042aa09" style:font-weight-asian="bold" style:font-weight-complex="bold"/>
    </style:style>
    <style:style style:name="T28" style:family="text">
      <style:text-properties style:text-underline-style="none" fo:font-weight="bold" officeooo:rsid="0025c8ce" style:font-weight-asian="bold" style:font-weight-complex="bold"/>
    </style:style>
    <style:style style:name="T29" style:family="text">
      <style:text-properties style:text-underline-style="none" fo:font-weight="bold" officeooo:rsid="0046a10a" style:font-weight-asian="bold" style:font-weight-complex="bold"/>
    </style:style>
    <style:style style:name="T30" style:family="text">
      <style:text-properties style:text-underline-style="none" fo:font-weight="bold" officeooo:rsid="004a6d59" style:font-weight-asian="bold" style:font-weight-complex="bold"/>
    </style:style>
    <style:style style:name="T31" style:family="text">
      <style:text-properties style:text-underline-style="none" fo:font-weight="bold" officeooo:rsid="004b15ae" style:font-weight-asian="bold" style:font-weight-complex="bold"/>
    </style:style>
    <style:style style:name="T32" style:family="text">
      <style:text-properties fo:color="#a9b7c6" style:font-name="Liberation Sans" fo:font-size="12pt" fo:font-style="normal" fo:font-weight="bold" style:font-size-asian="12pt" style:font-style-asian="normal" style:font-weight-asian="bold" style:font-size-complex="12pt" style:font-weight-complex="bold"/>
    </style:style>
    <style:style style:name="T33" style:family="text">
      <style:text-properties fo:color="#a9b7c6" fo:font-style="normal" style:font-style-asian="normal"/>
    </style:style>
    <style:style style:name="T34" style:family="text">
      <style:text-properties fo:color="#6897bb" style:font-name="Liberation Sans" fo:font-size="12pt" fo:font-style="normal" fo:font-weight="bold" style:font-size-asian="12pt" style:font-style-asian="normal" style:font-weight-asian="bold" style:font-size-complex="12pt" style:font-weight-complex="bold"/>
    </style:style>
    <style:style style:name="T35" style:family="text">
      <style:text-properties fo:color="#aa4926" style:font-name="Liberation Sans" fo:font-size="12pt" fo:font-style="normal" fo:font-weight="bold" style:font-size-asian="12pt" style:font-style-asian="normal" style:font-weight-asian="bold" style:font-size-complex="12pt" style:font-weight-complex="bold"/>
    </style:style>
    <style:style style:name="T36" style:family="text">
      <style:text-properties fo:color="#aa4926" fo:font-style="normal" style:font-style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ctor App Documentation – How to Install and Use it</text:p>
      <text:p text:style-name="P1"/>
      <text:p text:style-name="P1"><text:span text:style-name="T1">Steps : -</text:span> </text:p>
      <text:p text:style-name="P1"/>
      <text:p text:style-name="P1">1) <text:s/>First Extract the project folder and open with Pycharm <text:span text:style-name="T19">Editor</text:span></text:p>
      <text:p text:style-name="P1"/>
      <text:p text:style-name="P1"/>
      <text:p text:style-name="P2">2) install the following <text:s/>packages <text:span text:style-name="T3"><text:s/>necessary for project in your terminal - </text:span></text:p>
      <text:p text:style-name="P2"/>
      <text:p text:style-name="P2"><text:span text:style-name="T20"><text:s/>Q) package name - <text:s text:c="22"/>commands</text:span></text:p>
      <text:p text:style-name="P3"/>
      <text:p text:style-name="P3"><text:span text:style-name="T3">1) <text:s/></text:span><text:span text:style-name="T5">multiselectfield - </text:span><text:bookmark text:name="pip-command"/><text:span text:style-name="T6">pip install django-multiselectfield</text:span></text:p>
      <text:p text:style-name="P4"><text:span text:style-name="T4"/></text:p>
      <text:p text:style-name="P8"><text:span text:style-name="T7">2) </text:span><text:span text:style-name="T8">crispy_forms</text:span><text:span text:style-name="T16"> </text:span><text:span text:style-name="T17">- <text:s text:c="4"/></text:span><text:bookmark text:name="pip-command1"/><text:span text:style-name="T17">pip install django-crispy-forms</text:span></text:p>
      <text:p text:style-name="P11"><text:span text:style-name="T15"/></text:p>
      <text:p text:style-name="P5"><text:span text:style-name="T17">3) </text:span><text:span text:style-name="T8">bootstrap4 <text:s text:c="2"/>- <text:s text:c="4"/></text:span><text:bookmark text:name="pip-command2"/><text:span text:style-name="T8">pip install bootstrap4</text:span></text:p>
      <text:p text:style-name="P6"><text:span text:style-name="T4"><text:tab/><text:tab/><text:tab/> <text:s/></text:span></text:p>
      <text:p text:style-name="P7"><text:span text:style-name="T14"><text:tab/><text:tab/> <text:s text:c="4"/></text:span><text:span text:style-name="T18">pip install django-bootstrap</text:span></text:p>
      <text:p text:style-name="P3"><text:span text:style-name="T3"><text:s text:c="2"/></text:span></text:p>
      <text:p text:style-name="P1"/>
      <text:p text:style-name="P2"><text:span text:style-name="T20">3) </text:span>Type the command “python manage.py <text:s/>runserver” <text:span text:style-name="T19">to run project and copy the url </text:span><text:span text:style-name="T11">“127.0.0.1:8000”</text:span><text:span text:style-name="T19"> in your browser address bar.</text:span></text:p>
      <text:p text:style-name="P2"><text:s/></text:p>
      <text:p text:style-name="P2"/>
      <text:p text:style-name="P12">4) <text:span text:style-name="T2">Path Change Instructions -</text:span></text:p>
      <text:p text:style-name="P12"><text:span text:style-name="T2"/></text:p>
      <text:p text:style-name="P13"><text:span text:style-name="T2">step 1 <text:s/>-</text:span><text:span text:style-name="T21"> In the file </text:span><text:span text:style-name="T23">explorer </text:span><text:span text:style-name="T21">right click your project </text:span><text:span text:style-name="T23">folder </text:span><text:span text:style-name="T21">and copy <text:s/></text:span><text:span text:style-name="T23">path </text:span><text:span text:style-name="T21">till patient report</text:span></text:p>
      <text:p text:style-name="P13"><text:span text:style-name="T21"/></text:p>
      <text:p text:style-name="P13"><text:span text:style-name="T21">your path should look like this - <text:s/></text:span></text:p>
      <text:p text:style-name="P13"><text:span text:style-name="T21"/></text:p>
      <text:p text:style-name="P13"><text:span text:style-name="T21">home/kernel/shazan/11dec2019/Lab_Working_1/media/Patient_report</text:span></text:p>
      <text:p text:style-name="P13"><text:span text:style-name="T21"/></text:p>
      <text:p text:style-name="P12"><text:span text:style-name="T2"/></text:p>
      <text:p text:style-name="P15"><text:span text:style-name="T10">In The Image_Upload View : <text:s/>paste the path in the image upload view on line number </text:span><text:span text:style-name="T12">123 </text:span></text:p>
      <text:p text:style-name="P15"><text:span text:style-name="T12"/></text:p>
      <text:p text:style-name="P22"><text:span text:style-name="T22">example <text:s/>- </text:span><text:span text:style-name="T26">after changing the path your code should look like this </text:span></text:p>
      <text:p text:style-name="P22"><text:span text:style-name="T22"><text:s/></text:span></text:p>
      <text:p text:style-name="P22"><text:span text:style-name="T22">cwd = “</text:span><text:span text:style-name="T5">/home/kernel/shazan/11dec2019/Lab_Working_1/media/Patient_reports/</text:span><text:span text:style-name="T22">”</text:span></text:p>
      <text:p text:style-name="P17"><text:span text:style-name="T22"/></text:p>
      <text:p text:style-name="P17"><text:span text:style-name="T22"/></text:p>
      <text:p text:style-name="P18"><text:span text:style-name="T2">step 2</text:span><text:span text:style-name="T21"> – </text:span><text:span text:style-name="T23">In the file explorer right click your project folder and copy path till heatmap folder </text:span></text:p>
      <text:p text:style-name="P18"><text:span text:style-name="T23"/></text:p>
      <text:p text:style-name="P19"><text:span text:style-name="T21">your path should look like this <text:s/>- </text:span></text:p>
      <text:p text:style-name="P19"><text:span text:style-name="T21"/></text:p>
      <text:p text:style-name="P14"><text:span text:style-name="T21">home/kernel/shazan/11dec2019/Lab_Working_1/media/heatmap/heatmap.png</text:span></text:p>
      <text:p text:style-name="P14"><text:span text:style-name="T21"/></text:p>
      <text:p text:style-name="P16"><text:span text:style-name="T10">In The Image_Upload View : <text:s/>paste the path in the image upload view on line number </text:span><text:span text:style-name="T13">135 and 136</text:span></text:p>
      <text:p text:style-name="P16"><text:soft-page-break/><text:span text:style-name="T13"/></text:p>
      <text:p text:style-name="P20"><text:span text:style-name="T24"/></text:p>
      <text:p text:style-name="P20"><text:span text:style-name="T24"/></text:p>
      <text:p text:style-name="P21"><text:span text:style-name="T24"/></text:p>
      <text:p text:style-name="P21"><text:span text:style-name="T24">example <text:s/>-</text:span><text:span text:style-name="T25">after changing the path </text:span><text:span text:style-name="T24"><text:s/></text:span><text:span text:style-name="T25">your code should look like this</text:span></text:p>
      <text:p text:style-name="P21"><text:span text:style-name="T24"/></text:p>
      <text:p text:style-name="P21"><text:span text:style-name="T24"><text:s/></text:span><text:span text:style-name="T32">urllib.request.urlretrieve(output[</text:span><text:span text:style-name="T34">3</text:span><text:span text:style-name="T32">]</text:span><text:span text:style-name="T18">, </text:span><text:span text:style-name="T5">"/home/kernel/shazan/11dec2019/Lab_Working_1/Pathology/static/heatmap/heatmap.png"</text:span><text:span text:style-name="T32">)</text:span><text:span text:style-name="T9"><text:line-break/><text:line-break/></text:span><text:span text:style-name="T32">AI_Usecase_Occurences.objects.create(</text:span><text:span text:style-name="T35">time</text:span><text:span text:style-name="T32">=datetime.now()</text:span><text:span text:style-name="T18">, </text:span><text:span text:style-name="T35">Image_Output_1</text:span><text:span text:style-name="T32">=output[</text:span><text:span text:style-name="T34">1</text:span><text:span text:style-name="T32">]</text:span><text:span text:style-name="T18">, </text:span><text:span text:style-name="T35">confidence</text:span><text:span text:style-name="T32">=conf,</text:span></text:p>
      <text:p text:style-name="P9"><text:span text:style-name="T16"><text:s text:c="25"/></text:span><text:span text:style-name="T36">heatmap</text:span><text:span text:style-name="T33">=</text:span><text:span text:style-name="T8">"/home/kernel/shazan/11dec2019/Lab_Working_1/Pathology/static/heatmap/heatmap.png"</text:span><text:span text:style-name="T33">)</text:span></text:p>
      <text:p text:style-name="P10"/>
      <text:p text:style-name="P14"><text:span text:style-name="T21"/></text:p>
      <text:p text:style-name="P28"><text:span text:style-name="T21">5) most important thing is you should turn on your vpn -</text:span></text:p>
      <text:p text:style-name="P28"><text:span text:style-name="T21"/></text:p>
      <text:p text:style-name="P28"><text:span text:style-name="T21"><text:s/>login to your vpn and follow t</text:span><text:span text:style-name="T31">he instructions mentioned below.</text:span><text:span text:style-name="T21"> </text:span></text:p>
      <text:p text:style-name="P14"><text:span text:style-name="T21"/></text:p>
      <text:p text:style-name="P14"><text:span text:style-name="T21"/></text:p>
      <text:p text:style-name="P23"><text:span text:style-name="T30">6</text:span><text:span text:style-name="T21">) <text:s/>How to run this project in your </text:span><text:span text:style-name="T2">local machine</text:span><text:span text:style-name="T21"> , following are the instructions -</text:span></text:p>
      <text:p text:style-name="P23"><text:span text:style-name="T21"/></text:p>
      <text:p text:style-name="P24"><text:span text:style-name="T21">1) In the terminal of pycharm editor – hit <text:s/>the command - “ python manage.py runserve</text:span><text:span text:style-name="T27">r”</text:span></text:p>
      <text:p text:style-name="P24"><text:span text:style-name="T27"/></text:p>
      <text:p text:style-name="P24"><text:span text:style-name="T27">and <text:s/></text:span><text:span text:style-name="T28">copy the url “127.0.0.1:8000” in your browser address bar.</text:span></text:p>
      <text:p text:style-name="P24"><text:span text:style-name="T27"/></text:p>
      <text:p text:style-name="P26"><text:span text:style-name="T27">You will be redirected to Home Page of Our DOCTOR APP</text:span></text:p>
      <text:p text:style-name="P26"><text:span text:style-name="T27"/></text:p>
      <text:p text:style-name="P25"><text:span text:style-name="T21">2) You need to login first and the credentials for administrative login are - </text:span></text:p>
      <text:p text:style-name="P25"><text:span text:style-name="T21"/></text:p>
      <text:p text:style-name="P25"><text:span text:style-name="T21">User Name <text:s/>- admin </text:span></text:p>
      <text:p text:style-name="P25"><text:span text:style-name="T21">password - admin</text:span></text:p>
      <text:p text:style-name="P26"><text:span text:style-name="T27"/></text:p>
      <text:p text:style-name="P25"><text:span text:style-name="T21">3) Click on the “patient details” tab on the navigation menu to register the new patient .</text:span></text:p>
      <text:p text:style-name="P25"><text:span text:style-name="T21"/></text:p>
      <text:p text:style-name="P25"><text:span text:style-name="T21">4) After Successfully Registering Patient , you will be redirected to add tests for the registered patient. Simply, sel</text:span><text:span text:style-name="T29">ect the tests and click on submit button.</text:span></text:p>
      <text:p text:style-name="P25"><text:span text:style-name="T29"/></text:p>
      <text:p text:style-name="P27"><text:span text:style-name="T21">5) After adding the tests, You will be redirected to IMAGE UPLOAD PAGE</text:span></text:p>
      <text:p text:style-name="P27"/>
      <text:p text:style-name="P27"><text:span text:style-name="T21">Here You need to upload the X-RAY image for the selected tests in JPG format and click on save button to upload your xray.</text:span></text:p>
      <text:p text:style-name="P27"><text:span text:style-name="T21"/></text:p>
      <text:p text:style-name="P27"><text:span text:style-name="T21">6) <text:s/>After Uploading the xray , <text:s/>your report will generated and you can also download the report in pdf format to store in your local storage.</text:span></text:p>
      <text:p text:style-name="P25"><text:span text:style-name="T21"/></text:p>
      <text:p text:style-name="P25"><text:span text:style-name="T2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1T05:41:45.830980281</meta:creation-date>
    <dc:date>2019-12-11T09:19:05.610271920</dc:date>
    <meta:editing-duration>PT1H36M30S</meta:editing-duration>
    <meta:editing-cycles>23</meta:editing-cycles>
    <meta:generator>LibreOffice/6.3.3.2$Linux_X86_64 LibreOffice_project/30$Build-2</meta:generator>
    <meta:document-statistic meta:table-count="0" meta:image-count="0" meta:object-count="0" meta:page-count="2" meta:paragraph-count="42" meta:word-count="406" meta:character-count="2833" meta:non-whitespace-character-count="2355"/>
  </office:meta>
</office:document-meta>
</file>